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05555555555555" calcext:value-type="float">
            <text:p>0.8055555556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13204909714497" calcext:value-type="float">
            <text:p>0.1132049097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5:08:36.987946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7T15:08:47.352239395</dc:date>
    <meta:editing-duration>PT8H52M3S</meta:editing-duration>
    <meta:editing-cycles>90</meta:editing-cycles>
    <meta:generator>LibreOffice/5.1.6.2$Linux_X86_64 LibreOffice_project/10m0$Build-2</meta:generator>
    <meta:document-statistic meta:table-count="1" meta:cell-count="54" meta:object-count="0"/>
  </office:meta>
</office:document-meta>
</file>